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4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4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1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95" style:family="table-cell" style:parent-style-name="Default">
      <style:text-properties style:use-window-font-color="true" style:font-name="Times New Roman1" fo:font-size="12pt" fo:language="none" fo:country="none" fo:font-style="italic" style:font-name-asian="Segoe UI" style:font-size-asian="6.80000019073486pt" style:language-asian="none" style:country-asian="none" style:font-style-asian="italic" style:font-name-complex="Tahoma" style:font-size-complex="6.80000019073486pt" style:language-complex="none" style:country-complex="none" style:font-style-complex="italic"/>
    </style:style>
    <style:style style:name="ce99" style:family="table-cell" style:parent-style-name="Default">
      <style:text-properties style:use-window-font-color="true" style:font-name="Times New Roman1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96" style:family="table-cell" style:parent-style-name="Default">
      <style:text-properties style:use-window-font-color="true" style:font-name="Times New Roman1" fo:font-size="12pt" fo:language="none" fo:country="none" fo:font-style="italic" style:font-name-asian="CentaurMT" style:font-size-asian="12pt" style:language-asian="none" style:country-asian="none" style:font-style-asian="italic" style:font-name-complex="CentaurMT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" style:font-name-complex="Times New Roman"/>
    </style:style>
    <style:style style:name="T58" style:family="text">
      <style:text-properties fo:font-weight="bold" style:font-name-asian="Times New Roman" style:font-name-complex="Times New Roman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1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1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1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4" fo:font-size="12pt" style:font-size-asian="12pt" style:font-size-complex="12pt"/>
    </style:style>
    <style:style style:name="T94" style:family="text">
      <style:text-properties style:font-name="Times New Roman4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1"/>
    </style:style>
    <style:style style:name="T108" style:family="text">
      <style:text-properties style:font-name="Times New Roman1" fo:font-weight="bold" style:font-weight-asian="bold" style:font-weight-complex="bold"/>
    </style:style>
    <style:style style:name="T109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5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60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62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67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68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" style:font-name-asian="Times New Roman" style:font-name-complex="Times New Roman"/>
    </style:style>
    <style:style style:name="T190" style:family="text">
      <style:text-properties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91" style:family="text">
      <style:text-properties style:font-name="Times New Roman1" fo:font-style="italic" style:font-style-asian="italic" style:font-style-complex="italic"/>
    </style:style>
    <style:style style:name="T192" style:family="text">
      <style:text-properties style:font-name="Times New Roman1" fo:font-style="italic" style:font-style-asian="italic" style:font-style-complex="italic" fo:font-weight="bold" style:font-weight-asian="bold" style:font-weight-complex="bold"/>
    </style:style>
    <style:style style:name="T193" style:family="text">
      <style:text-properties style:font-name="Times New Roman1" fo:font-size="12pt" style:font-size-asian="12pt" style:font-size-complex="12pt" fo:font-style="italic" style:font-style-asian="italic" style:font-style-complex="italic"/>
    </style:style>
    <style:style style:name="T194" style:family="text">
      <style:text-properties style:font-name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95" style:family="text">
      <style:text-properties style:font-name="Times New Roman1" fo:font-size="12pt" fo:font-style="italic" style:font-style-asian="italic" style:font-style-complex="italic"/>
    </style:style>
    <style:style style:name="T196" style:family="text">
      <style:text-properties style:font-name="Times New Roman1" fo:font-size="12pt" fo:font-style="italic" style:font-style-asian="italic" style:font-style-complex="italic" fo:font-weight="bold" style:font-weight-asian="bold" style:font-weight-complex="bold"/>
    </style:style>
    <style:style style:name="T197" style:family="text">
      <style:text-properties style:font-name="Times New Roman1" fo:font-size="12pt" fo:font-style="italic" style:font-name-asian="CentaurMT" style:font-name-complex="CentaurMT" style:font-size-asian="12pt" style:font-size-complex="12pt" style:font-style-asian="italic" style:font-style-complex="italic"/>
    </style:style>
    <style:style style:name="T198" style:family="text">
      <style:text-properties style:font-name="Times New Roman1" fo:font-size="12pt" fo:font-style="italic" style:font-name-asian="CentaurMT" style:font-name-complex="CentaurMT" style:font-size-asian="12pt" style:font-size-complex="12pt" style:font-style-asian="italic" style:font-style-complex="italic" fo:font-weight="bold" style:font-weight-asian="bold" style:font-weight-complex="bold"/>
    </style:style>
    <style:style style:name="T199" style:family="text">
      <style:text-properties style:font-name="Times New Roman1" fo:font-size="12pt" fo:font-weight="bold" fo:font-style="italic" style:font-name-asian="CentaurMT" style:font-name-complex="CentaurMT" style:font-size-asian="12pt" style:font-size-complex="12pt" style:font-weight-asian="bold" style:font-weight-complex="bold" style:font-style-asian="italic" style:font-style-complex="italic"/>
    </style:style>
    <style:style style:name="T200" style:family="text">
      <style:text-properties style:font-name="Times New Roman1" style:font-name-asian="Times New Roman1" style:font-name-complex="Times New Roman1"/>
    </style:style>
    <style:style style:name="T201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1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1" style:family="text">
      <style:text-properties style:font-name="Times New Roman" style:font-name-asian="Times New Roman" style:font-name-complex="Times New Roman"/>
    </style:style>
    <style:style style:name="T212" style:family="text">
      <style:text-properties style:font-name="Times New Roman1" fo:font-size="12pt" style:font-size-asian="12pt" style:font-size-complex="12pt" style:font-name-complex="Times New Roman1"/>
    </style:style>
    <style:style style:name="T213" style:family="text">
      <style:text-properties style:font-name="Times New Roman1" fo:font-size="12pt" style:font-size-asian="12pt" style:font-size-complex="12pt" style:font-name-complex="Times New Roman"/>
    </style:style>
    <style:style style:name="T214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215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216" style:family="text">
      <style:text-properties style:font-name="Times New Roman1" fo:font-size="12pt" style:font-name-complex="Times New Roman1" style:font-size-asian="12pt" style:font-size-complex="12pt"/>
    </style:style>
    <style:style style:name="T217" style:family="text">
      <style:text-properties style:font-name="Times New Roman1" fo:font-style="italic" style:font-style-complex="italic"/>
    </style:style>
    <style:style style:name="T218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219" style:family="text">
      <style:text-properties style:font-name="Times New Roman1" fo:font-size="12pt" style:font-size-asian="12pt" style:font-size-complex="12pt" fo:font-style="normal" style:font-style-complex="normal"/>
    </style:style>
    <style:style style:name="T220" style:family="text">
      <style:text-properties style:font-name="Times New Roman1" fo:font-size="12pt" style:font-size-asian="12pt" style:font-size-complex="12pt" fo:font-style="italic" style:font-style-complex="italic"/>
    </style:style>
    <style:style style:name="T221" style:family="text">
      <style:text-properties fo:font-size="12pt" style:font-size-asian="12pt" style:font-size-complex="12pt" fo:font-style="italic" style:font-style-complex="italic"/>
    </style:style>
    <style:style style:name="T22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2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2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2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fo:language="es" fo:country="ES" style:language-asian="zh" style:country-asian="CN" style:language-complex="hi" style:country-complex="IN" style:font-name-asian="Times New Roman" style:font-name-complex="Times New Roman"/>
    </style:style>
    <style:style style:name="T227" style:family="text">
      <style:text-properties fo:font-size="12pt" style:font-size-asian="12pt" style:font-size-complex="12pt" fo:font-style="normal" style:font-style-complex="normal" style:font-name="Times New Roman1"/>
    </style:style>
    <style:style style:name="T228" style:family="text">
      <style:text-properties style:font-name="Times New Roman1" style:font-name-complex="Times New Roman1"/>
    </style:style>
    <style:style style:name="T229" style:family="text">
      <style:text-properties style:font-name="Times New Roman1" style:font-name-complex="Times New Roman1" fo:font-style="italic" style:font-style-complex="italic"/>
    </style:style>
    <style:style style:name="T230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231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232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233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234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235" style:family="text">
      <style:text-properties style:font-name-complex="Times New Roman1"/>
    </style:style>
    <style:style style:name="T236" style:family="text">
      <style:text-properties style:font-name-complex="Times New Roman"/>
    </style:style>
    <style:style style:name="T237" style:family="text">
      <style:text-properties style:font-name-complex="Times New Roman1" fo:font-style="italic" style:font-style-complex="italic"/>
    </style:style>
    <style:style style:name="T238" style:family="text">
      <style:text-properties style:font-name-complex="Times New Roman1" fo:font-style="normal" style:font-style-complex="normal"/>
    </style:style>
    <style:style style:name="T239" style:family="text">
      <style:text-properties fo:font-size="12pt" style:font-name-complex="Times New Roman1" style:font-size-asian="12pt" style:font-size-complex="12pt"/>
    </style:style>
    <style:style style:name="T240" style:family="text">
      <style:text-properties fo:font-size="12pt" style:font-size-asian="12pt" style:font-size-complex="12pt" style:font-name-complex="Times New Roman"/>
    </style:style>
    <style:style style:name="T241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42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43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44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4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4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48" style:family="text">
      <style:text-properties fo:font-style="italic" style:font-style-complex="italic"/>
    </style:style>
    <style:style style:name="T24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1" style:font-style-asian="italic" style:font-style-complex="italic"/>
    </style:style>
    <style:style style:name="T25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1" fo:font-style="normal" style:font-style-asian="normal" style:font-style-complex="normal"/>
    </style:style>
    <style:style style:name="T25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" style:font-name-asian="Times New Roman" style:font-name-complex="Times New Roman"/>
    </style:style>
    <style:style style:name="T25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5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5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5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1" fo:font-style="italic" style:font-name-asian="Segoe UI" style:font-name-complex="Times New Roman1" style:font-style-complex="italic"/>
    </style:style>
    <style:style style:name="T25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1" style:font-name-asian="Segoe UI" style:font-name-complex="Times New Roman1" fo:font-style="normal" style:font-style-complex="normal"/>
    </style:style>
    <style:style style:name="T25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201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2">Bernat. 1980 </text:span><text:span text:style-name="T213">[1545]</text:span><text:span text:style-name="T212">. </text:span><text:span text:style-name="T214">Linguae vasconum primitiae</text:span><text:span text:style-name="T21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6">Leizarraga, Joanes. 1990 </text:span><text:span text:style-name="T213">[</text:span><text:span text:style-name="T212">1571</text:span><text:span text:style-name="T213">]</text:span><text:span text:style-name="T212">. </text:span><text:span text:style-name="T214">Iesus Christ gure iaunaren testamentu berria, Othoitza ecclesiasticoen forma,Catechismea, Kalendrera, ABC edo christinoen instructionea</text:span><text:span text:style-name="T21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17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16">Urkixo, Julio. 1919. </text:span><text:span text:style-name="T218">El refranero vasco</text:span><text:span text:style-name="T216">, vol. I: </text:span><text:span text:style-name="T218">Los refranes de Garibay</text:span><text:span text:style-name="T216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9">Betolazaren “Doctrina christiana”. </text:span><text:span text:style-name="T220">Euskera</text:span><text:span text:style-name="T21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9">Betolazaren “Doctrina christiana”. </text:span><text:span text:style-name="T220">Euskera</text:span><text:span text:style-name="T21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19">Betolazaren “Doctrina christiana”. </text:span><text:span text:style-name="T220">Euskera</text:span><text:span text:style-name="T21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2">Floristán, José M</text:span><text:span text:style-name="T223">a</text:span><text:span text:style-name="T222">. 1993. Conflictos fronterizos, espionaje y vascuence a finales del siglo XVI: 20 documentos inéditos. </text:span><text:span text:style-name="T224">Fontes Linguae Vasconum</text:span><text:span text:style-name="T225"> 63. 177</text:span><text:span text:style-name="T226">‒</text:span><text:span text:style-name="T22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20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20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6">Krajewska, Dorota, Eneko Zuloaga, Ekaitz Santazilia, Borja Ariztimuño, Oxel Uribe-Etxebarria &amp; Urtzi Reguero. 2017. </text:span><text:span text:style-name="T218">Esteve Materraren Do(c)trina Christiana (1617 &amp; 1623): Edizioa eta azterketa</text:span><text:span text:style-name="T21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6">Krajewska, Dorota, Eneko Zuloaga, Ekaitz Santazilia, Borja Ariztimuño, Oxel Uribe-Etxebarria &amp; Urtzi Reguero. 2017. </text:span><text:span text:style-name="T218">Esteve Materraren Do(c)trina Christiana (1617 &amp; 1623): Edizioa eta azterketa</text:span><text:span text:style-name="T21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6">Krajewska, Dorota, Eneko Zuloaga, Ekaitz Santazilia, Borja Ariztimuño, Oxel Uribe-Etxebarria &amp; Urtzi Reguero. 2017. </text:span><text:span text:style-name="T218">Esteve Materraren Do(c)trina Christiana (1617 &amp; 1623): Edizioa eta azterketa</text:span><text:span text:style-name="T21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20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8">Lakarra, Joseba A. 1999. </text:span><text:span text:style-name="T229">L’Interprect ou traduction du françois, espagol &amp; basque</text:span><text:span text:style-name="T228"> (~ 1620): II. Elkarrizketak. </text:span><text:span text:style-name="T230">International Journal of Basque Linguistics and Philology </text:span><text:span text:style-name="T231">[</text:span><text:span text:style-name="T232">ASJU</text:span><text:span text:style-name="T231">] 33(2). 493</text:span><text:span text:style-name="T233">–</text:span><text:span text:style-name="T23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20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8">Lakarra, Joseba A. 1999. </text:span><text:span text:style-name="T229">L’Interprect ou traduction du françois, espagol &amp; basque</text:span><text:span text:style-name="T228"> (~ 1620): II. Elkarrizketak. </text:span><text:span text:style-name="T230">International Journal of Basque Linguistics and Philology </text:span><text:span text:style-name="T231">[</text:span><text:span text:style-name="T232">ASJU</text:span><text:span text:style-name="T231">] 33(2). 493</text:span><text:span text:style-name="T233">–</text:span><text:span text:style-name="T23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20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8">Lakarra, Joseba A. 1999. </text:span><text:span text:style-name="T229">L’Interprect ou traduction du françois, espagol &amp; basque</text:span><text:span text:style-name="T228"> (~ 1620): II. Elkarrizketak. </text:span><text:span text:style-name="T230">International Journal of Basque Linguistics and Philology </text:span><text:span text:style-name="T231">[</text:span><text:span text:style-name="T232">ASJU</text:span><text:span text:style-name="T231">] 33(2). 493</text:span><text:span text:style-name="T233">–</text:span><text:span text:style-name="T23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202">Beriain’s </text:span><text:span text:style-name="T203">Tratado de como se ha de oyr missa</text:span><text:span text:style-name="T204"> (1621)</text:span></text:p>
          </table:table-cell>
          <table:table-cell table:style-name="ce12" office:value-type="string" calcext:value-type="string">
            <text:p><text:span text:style-name="T216">Beriain, Juan. 1621. </text:span><text:span text:style-name="T218">Tratado de como se ha de oyr missa</text:span><text:span text:style-name="T23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202">Axular’s </text:span><text:span text:style-name="T203">Gero</text:span><text:span text:style-name="T20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6">Kapanaga, Martin O. 1656. </text:span><text:span text:style-name="T218">Exposición breue de la doctrina christiana</text:span><text:span text:style-name="T23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35">Oihenart, Arnaud. 2003 </text:span><text:span text:style-name="T236">[1657]</text:span><text:span text:style-name="T235">. </text:span><text:span text:style-name="T237">Euskal atsotitzak eta neurtitzak</text:span><text:span text:style-name="T2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6">Oihenart, Arnaud. 2003 </text:span><text:span text:style-name="T213">[1657]</text:span><text:span text:style-name="T212">. </text:span><text:span text:style-name="T214">Euskal atsotitzak eta neurtitzak</text:span><text:span text:style-name="T21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5">Oihenart, Arnaud. 2003 </text:span><text:span text:style-name="T236">[1657]</text:span><text:span text:style-name="T235">. </text:span><text:span text:style-name="T237">Euskal atsotitzak eta neurtitzak</text:span><text:span text:style-name="T23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5">Oihenart, Arnaud. 2003 </text:span><text:span text:style-name="T236">[1657]</text:span><text:span text:style-name="T235">. </text:span><text:span text:style-name="T237">Euskal atsotitzak eta neurtitzak</text:span><text:span text:style-name="T23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5">Oihenart, Arnaud. 2003 </text:span><text:span text:style-name="T236">[1657]</text:span><text:span text:style-name="T235">. </text:span><text:span text:style-name="T237">Euskal atsotitzak eta neurtitzak</text:span><text:span text:style-name="T23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205">Tartas’ </text:span><text:span text:style-name="T206">Onsa hilceco bidia</text:span><text:span text:style-name="T20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205">Tartas’ </text:span><text:span text:style-name="T206">Onsa hilceco bidia</text:span><text:span text:style-name="T20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205">Tartas’ </text:span><text:span text:style-name="T206">Onsa hilceco bidia</text:span><text:span text:style-name="T20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205">Tartas’ </text:span><text:span text:style-name="T206">Onsa hilceco bidia</text:span><text:span text:style-name="T20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205">Tartas’ </text:span><text:span text:style-name="T206">Onsa hilceco bidia</text:span><text:span text:style-name="T20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205">(18) [present participle + </text:span><text:span text:style-name="T206">izan</text:span><text:span text:style-name="T20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08">Otxoa de Arin’s </text:span><text:span text:style-name="T209">Doctrina christianaren explicacioa</text:span><text:span text:style-name="T210"> (1713)</text:span></text:p>
          </table:table-cell>
          <table:table-cell table:style-name="ce9" office:value-type="string" calcext:value-type="string">
            <text:p><text:span text:style-name="T239">Otxoa de Arin, Joseph. 1902 </text:span><text:span text:style-name="T240">[1713]. </text:span><text:span text:style-name="T241">Doctrina christianaren explicacioa</text:span><text:span text:style-name="T24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202">Xurio’s </text:span><text:span text:style-name="T203">Jesu-Christoren imitacionea</text:span><text:span text:style-name="T20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19">[1720]. </text:span><text:span text:style-name="T220">Jesu-Christoren imitacionea</text:span><text:span text:style-name="T21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08">Barrutia’s </text:span><text:span text:style-name="T209">Acto para la Noche Buena</text:span><text:span text:style-name="T21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2">Elizalde, Francisco. 1735. </text:span><text:span text:style-name="T243">Apezendaco dotrina christiana uscáras</text:span><text:span text:style-name="T24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2">Elizalde, Francisco. 1735. </text:span><text:span text:style-name="T243">Apezendaco dotrina christiana uscáras</text:span><text:span text:style-name="T24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2">Elizalde, Francisco. 1735. </text:span><text:span text:style-name="T243">Apezendaco dotrina christiana uscáras</text:span><text:span text:style-name="T24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45">Urkizu, Diego de. 1737. </text:span><text:span text:style-name="T246">Virgina Santissimien Errosario Santuena</text:span><text:span text:style-name="T247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201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20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4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202">Kardaberaz’ </text:span><text:span text:style-name="T203">Eusqueraren berri onac</text:span><text:span text:style-name="T204"> (1761)</text:span></text:p>
          </table:table-cell>
          <table:table-cell table:style-name="ce12" office:value-type="string" calcext:value-type="string">
            <text:p>Kardaberaz, Agustin. 2004 [1761]. <text:span text:style-name="T24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5">Gómez, Ricardo. 1991. Erronkarierazko dotrina argitaragabe bat: Edizioa eta azterketa. </text:span><text:span text:style-name="T249">International Journal of Basque Linguistics and Philology</text:span><text:span text:style-name="T250"> [ASJU] Special Issue 14(1). 375</text:span><text:span text:style-name="T25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1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1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1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50">Don Paskualek ideia du jiteko Ahazparneraino tur bat fite. Menturaz maiatzian </text:span><text:span text:style-name="T190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Juanes zaharraren phartez arrebari goraintzi Ondarlara, berriak jakin nahia dela, eta Piarre Ttipiak miliunka Josepe Ezkerrarekin xinhaurri hiltzen ari direla eta erdi lotsatuak direla, nahi luketela jakin </text:span><text:span text:style-name="T192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Mila goraintzi gutaz galdatzen duten guzier; </text:span><text:span text:style-name="T192">gelditzen gira</text:span><text:span text:style-name="T191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2">Kamino, Peio &amp; Patxi Salaberri. 2006. Luzaideko eta Ondarrolako hiru gutun. </text:span><text:span text:style-name="T253">Fontes Linguae Vasconum</text:span><text:span text:style-name="T254"> 101. 95</text:span><text:span text:style-name="T251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5">Estornés Lasa, José. 1984. Mendigatxa’k Azkue’ri kartak (1902-1916) eta Erronkari’ko uskaratik utzulpen ta goarpenak. </text:span><text:span text:style-name="T256">Fontes Linguae Vasconum</text:span><text:span text:style-name="T257"> 43. </text:span><text:span text:style-name="T258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z erdirat orduko <text:span text:style-name="T1">izan zen ar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ria</text:span>; treinaz etori naia, oinez ets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y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egain <text:span text:style-name="T1">izan zen</text:span> beraz <text:span text:style-name="T1">kondenatua</text:span> itzalera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 erdirat oRduko <text:span text:style-name="T1">izan zen a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ia</text:span>; treinaz etoRi naia, oinez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tik haxirik, Urdazuriraino ez <text:span text:style-name="T1">da</text:span> her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ria da; lekhu aiphatuenak kurriturik ere, ezin <text:span text:style-name="T1">hauta ziteken</text:span> toki eder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rehun bat urthe, han bizi zela ermitau saindu bat Jean Batiste Beherekotxea <text:span text:style-name="T1">deitzen zena</text:span>, Ainhoa Gor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ko patroina <text:span text:style-name="T1">deitzen da</text:span> San Leon saindu aundiagorik ez d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a zelatik, mutil bezala zagon Bastoina <text:span text:style-name="T1">deitzen den</text:span> etxe bate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-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tik hasirik, URdazuraino ez <text:span text:style-name="T1">da</text:span> he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ia da; leku aiphatuenak kuRiturik ere, ezin <text:span text:style-name="T1">hauta ziteken</text:span> toki ede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ehun bat uRthe, ham bizi zela ermitau saindu bat Jean Batiste Beherekotxea <text:span text:style-name="T1">deitzen zena</text:span>, Ainhoa Go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k zeR egiten du ikusteko ia kuraya izanen zuen: bide lazte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Eraiten dio: ‘Bizia ala moltza!’<text:span text:style-name="T1"> Itzultzen da</text:span> iziturik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 badoha beRtze hari bezala eRaiten dio: ‘bizia ala moltza’. <text:span text:style-name="T1">Itzultzen da</text:span> bere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‘HoR haiz I ere’. ‘Ba aita ohoin bat <text:span text:style-name="T1">ateratu zait</text:span>’.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1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<text:span text:style-name="T193">J. Kerexeta'ri esker, sarri argitara </text:span><text:span text:style-name="T194">emonak izan ziran</text:span><text:span text:style-name="T193">, eta gaur be, oraingo gazteak zelako idazleak — gozo ta errazak— jakin dagien eta guk aspaldi danik izandako atseginaldi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Ipuiñak. 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Ipuin-sail bikaña da, errekasto-betea datorren ura bailitz, berezberez bape indartu barik </text:span><text:span text:style-name="T194">irakurten dan</text:span><text:span text:style-name="T193"> sailla, eurak dauken gozotasuna geuri be ixuri ta itsatsi nairi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Ipuiñak. 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6" office:value-type="string" calcext:value-type="string">
            <text:p><text:span text:style-name="T195">Düala hogei bat urte, jakinik Larrainen telefona </text:span><text:span text:style-name="T196">ezarririk izan zela</text:span><text:span text:style-name="T195">, jin zen Pello Otsagabirik oski berri elibatekin, behar zütüala Mauleko kosi bati telefonaz igorri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7">Ez dü, ene ustez, Jondane Petirik holako bidanjantik hartzen; zelüko </text:span><text:span text:style-name="T34">borta </text:span><text:span text:style-name="T76">hersi da</text:span><text:span text:style-name="T34"> eta arranoa nekez da han 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7">Hiru dailariak xütitürik soz dagotza zer </text:span><text:span text:style-name="T198">diren ikusiko</text:span><text:span text:style-name="T197"> oro zoin lehiatürikago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Nola </text:span><text:span text:style-name="T76">deitzen da</text:span><text:span text:style-name="T34"> delako gaxki egilea? dio etxeko jaun zaharrak, etxearen ikertzez, ez baitzüan nahi haatik holako aujami bati eman aterbe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zarri zütüan txilintxau erran delako alanbre mehean eta bera </text:span><text:span text:style-name="T76">hürrüntü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txe batetan <text:span text:style-name="T1">sartü zen</text:span> borta jo gabe, üdüri hil bat xutik, eta erran nolaz horra zen gaüko alojearen nahiz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Azkenoz Pello gaizoa hatsik ezin hartzera zoan, noiz gatü batetan trabatürik erori baitzen lüze bezain zabal sükalte erditara bai eta panparekin ferreta erdiz erdi </text:span><text:span text:style-name="T76">hautse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spainiako hegiala heltü zenean izerdi llapa eta hatsalbo, </text:span><text:span text:style-name="T76">jarri zen</text:span><text:span text:style-name="T34"> hats hartzeko eta küia bere kantüan pausatü, eskü batez etxekitzen züalarik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9">Sartü zen</text:span><text:span text:style-name="T197"> tarte arte batetan, porrokiña</text:span><text:span text:style-name="T34">tzen zelarik eta denbora berean erbi bat elki zen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7">Sartü zen tarte arte batetan, porrokiña</text:span><text:span text:style-name="T34">tzen zelarik eta denbora berean erbi bat </text:span><text:span text:style-name="T76">elki zen</text:span><text:span text:style-name="T34">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rran baiko ematen dü sokari tirako ozen bat eta gainen Mariak mandoari pusako handi bat, bai eta mandoa petik tiratürik, gainetik pusatürik </text:span><text:span text:style-name="T76">larrütü zen</text:span><text:span text:style-name="T34"> eta Pello hareki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<text:span text:style-name="T1">dirade larrütü</text:span>, Bai eta peko zolan biak zale sartü Sartü badira sartü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<text:span text:style-name="T1">badira sartü</text:span>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badira sartü, han <text:span text:style-name="T1">dira baratü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<text:span text:style-name="T1">baita</text:span> Pello franko <text:span text:style-name="T1">hiltzen</text:span> Ikusiren dütügü, ez bagira hiltzen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baita Pello franko hiltzen Ikusiren dütügü, ez <text:span text:style-name="T1">bagira hiltzen</text:span>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Ber denboran arranoa nontik baitik jin zen eta aragiaren ürrina senditürik, zorrozka </text:span><text:span text:style-name="T76">sartü zen</text:span><text:span text:style-name="T34"> baxa zol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7">Bena arranoa oihüak baserazirik zalhe odeitan gor </text:span><text:span text:style-name="T198">igaran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z dü, ene ustez, Jondane Petirik holako bidanjantik hartzen; zelüko borta hersi da eta arranoa nekez <text:span text:style-name="T1">da</text:span> han <text:span text:style-name="T1">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50">Orea </text:span><text:span text:style-name="T190">altxatzen den</text:span><text:span text:style-name="T150"> artean ama badoa baratzealat aza lantare zonbaiten lantatzera, eta hau xilo egin eta tapa kiska-kaska ari d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2">
          <table:table-cell table:style-name="Default" table:number-columns-repeated="11"/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Coyos (2013: 24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ustintza (1990: 7)</text:p>
          </table:table-cell>
          <table:table-cell table:number-columns-repeated="16383"/>
        </table:table-row>
        <table:table-row table:style-name="ro1" table:number-rows-repeated="10474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11T20:23:59.957000000</dc:date>
    <meta:editing-duration>P2DT2H4M57S</meta:editing-duration>
    <meta:editing-cycles>1111</meta:editing-cycles>
    <meta:generator>LibreOffice/7.5.2.2$Windows_X86_64 LibreOffice_project/53bb9681a964705cf672590721dbc85eb4d0c3a2</meta:generator>
    <meta:document-statistic meta:table-count="1" meta:cell-count="11871" meta:object-count="0"/>
  </office:meta>
</office:document-meta>
</file>